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9ebf" officeooo:paragraph-rsid="00079eb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79ebf" officeooo:paragraph-rsid="000d710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95a36" officeooo:paragraph-rsid="00095a3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bold" officeooo:rsid="00079ebf" officeooo:paragraph-rsid="00079eb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0eea68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13e21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c91e" officeooo:paragraph-rsid="000fc91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fc91e" officeooo:paragraph-rsid="000d710e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710e" officeooo:paragraph-rsid="000eea6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68ae8" officeooo:paragraph-rsid="00168ae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12pt" style:text-underline-style="none" fo:font-weight="normal" officeooo:rsid="000eea68" officeooo:paragraph-rsid="000eea6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5a36" officeooo:paragraph-rsid="00079eb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c4cfa" officeooo:paragraph-rsid="000eea6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ae8" officeooo:paragraph-rsid="00168ae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79ebf" officeooo:paragraph-rsid="00079ebf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none" fo:font-weight="bold" officeooo:rsid="00079ebf" officeooo:paragraph-rsid="00079eb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4cfa" officeooo:paragraph-rsid="000d710e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bold" officeooo:rsid="000fc91e" officeooo:paragraph-rsid="000fc91e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0e401" officeooo:paragraph-rsid="0010e40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0c4cfa" officeooo:paragraph-rsid="000d710e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0eea68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eea68" officeooo:paragraph-rsid="000eea6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79ebf" officeooo:paragraph-rsid="00079ebf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0eea68" officeooo:paragraph-rsid="000eea68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168ae8" officeooo:paragraph-rsid="00168ae8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text-underline-style="solid" style:text-underline-width="auto" style:text-underline-color="font-color" fo:font-weight="bold" officeooo:rsid="000eea68" officeooo:paragraph-rsid="000eea6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3pt" style:text-underline-style="solid" style:text-underline-width="auto" style:text-underline-color="font-color" fo:font-weight="bold" officeooo:rsid="000eea68" officeooo:paragraph-rsid="000eea68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-1.251cm" fo:margin-right="0cm" fo:text-align="center" style:justify-single-word="false" fo:text-indent="0cm" style:auto-text-indent="false"/>
      <style:text-properties fo:font-size="14pt" style:text-underline-style="solid" style:text-underline-width="auto" style:text-underline-color="font-color" fo:font-weight="bold" officeooo:rsid="00095a36" officeooo:paragraph-rsid="00095a36" style:font-size-asian="14pt" style:font-weight-asian="bold" style:font-size-complex="14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d710e" officeooo:paragraph-rsid="0011742a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19fe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148f6d" fo:background-color="#ffff00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0eea68" fo:background-color="#ffff0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eea68" officeooo:paragraph-rsid="0018f070" fo:background-color="#ffff00" style:font-size-asian="10.5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1742a" officeooo:paragraph-rsid="0011742a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7dd98" officeooo:paragraph-rsid="0017dd9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ae8" officeooo:paragraph-rsid="00168a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fe1b" officeooo:paragraph-rsid="0019fe1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f6d" officeooo:paragraph-rsid="00148f6d" fo:background-color="#ffff00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8f6d" officeooo:paragraph-rsid="0018f070" fo:background-color="#ffff00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69301" officeooo:paragraph-rsid="0017dd98" fo:background-color="#ffff00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69301" officeooo:paragraph-rsid="00169301" fo:background-color="#ffff00" style:font-size-asian="10.5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8f070" officeooo:paragraph-rsid="0018f070" fo:background-color="#ffff0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9fe1b" officeooo:paragraph-rsid="0019fe1b" fo:background-color="#ffff00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9fe1b" officeooo:paragraph-rsid="0019fe1b" fo:background-color="#ffff0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8ae8" officeooo:paragraph-rsid="00168ae8" fo:background-color="#ffff00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168ae8" officeooo:paragraph-rsid="00168ae8" fo:background-color="#ffff00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8ae8" officeooo:paragraph-rsid="00168ae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79ebf" officeooo:paragraph-rsid="00079ebf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079ebf" officeooo:paragraph-rsid="0019fe1b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style:text-underline-style="none" fo:font-weight="bold" officeooo:rsid="000c4cfa" officeooo:paragraph-rsid="000d710e" fo:background-color="#ffff00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text-underline-style="none" fo:font-weight="normal" officeooo:rsid="0013e21a" officeooo:paragraph-rsid="000eea68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0eea68" officeooo:paragraph-rsid="000eea68" style:font-size-asian="13pt" style:font-weight-asian="bold" style:font-size-complex="13pt" style:font-weight-complex="bold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3pt" style:text-underline-style="solid" style:text-underline-width="auto" style:text-underline-color="font-color" fo:font-weight="bold" officeooo:rsid="000eea68" officeooo:paragraph-rsid="000eea68" style:font-size-asian="13pt" style:font-weight-asian="bold" style:font-size-complex="13pt" style:font-weight-complex="bold"/>
    </style:style>
    <style:style style:name="T1" style:family="text">
      <style:text-properties officeooo:rsid="00095a36"/>
    </style:style>
    <style:style style:name="T2" style:family="text">
      <style:text-properties fo:font-weight="normal" officeooo:rsid="00095a36" style:font-weight-asian="normal" style:font-weight-complex="normal"/>
    </style:style>
    <style:style style:name="T3" style:family="text">
      <style:text-properties fo:font-weight="normal" officeooo:rsid="0009bc89" style:font-weight-asian="normal" style:font-weight-complex="normal"/>
    </style:style>
    <style:style style:name="T4" style:family="text">
      <style:text-properties fo:font-weight="normal" officeooo:rsid="000aea22" style:font-weight-asian="normal" style:font-weight-complex="normal"/>
    </style:style>
    <style:style style:name="T5" style:family="text">
      <style:text-properties fo:font-weight="normal" officeooo:rsid="000c4cfa" style:font-weight-asian="normal" style:font-weight-complex="normal"/>
    </style:style>
    <style:style style:name="T6" style:family="text">
      <style:text-properties fo:font-weight="normal" officeooo:rsid="000d710e" style:font-weight-asian="normal" style:font-weight-complex="normal"/>
    </style:style>
    <style:style style:name="T7" style:family="text">
      <style:text-properties fo:font-weight="normal" officeooo:rsid="00168ae8" style:font-weight-asian="normal" style:font-weight-complex="normal"/>
    </style:style>
    <style:style style:name="T8" style:family="text">
      <style:text-properties fo:font-weight="normal" officeooo:rsid="0018f070" style:font-weight-asian="normal" style:font-weight-complex="normal"/>
    </style:style>
    <style:style style:name="T9" style:family="text">
      <style:text-properties fo:font-weight="normal" officeooo:rsid="00095a36" fo:background-color="#ffff00" loext:char-shading-value="0" style:font-weight-asian="normal" style:font-weight-complex="normal"/>
    </style:style>
    <style:style style:name="T10" style:family="text">
      <style:text-properties fo:font-weight="normal" officeooo:rsid="0018f070" fo:background-color="#ffff00" loext:char-shading-value="0" style:font-weight-asian="normal" style:font-weight-complex="normal"/>
    </style:style>
    <style:style style:name="T11" style:family="text">
      <style:text-properties officeooo:rsid="000c4cfa"/>
    </style:style>
    <style:style style:name="T12" style:family="text">
      <style:text-properties fo:font-size="12pt" style:text-underline-style="none" fo:font-weight="normal" officeooo:rsid="000c4cfa" style:font-size-asian="10.5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18f070" fo:background-color="#ffff00" loext:char-shading-value="0" style:font-size-asian="10.5pt" style:font-weight-asian="normal" style:font-size-complex="12pt" style:font-weight-complex="normal"/>
    </style:style>
    <style:style style:name="T14" style:family="text">
      <style:text-properties officeooo:rsid="000d710e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style:text-underline-style="none" fo:font-weight="normal" officeooo:rsid="000c4cfa" style:font-weight-asian="normal" style:font-weight-complex="normal"/>
    </style:style>
    <style:style style:name="T18" style:family="text">
      <style:text-properties style:text-underline-style="none" fo:font-weight="normal" officeooo:rsid="0011742a" style:font-weight-asian="normal" style:font-weight-complex="normal"/>
    </style:style>
    <style:style style:name="T19" style:family="text">
      <style:text-properties style:text-underline-style="none" fo:font-weight="normal" officeooo:rsid="0013e21a" style:font-weight-asian="normal" style:font-weight-complex="normal"/>
    </style:style>
    <style:style style:name="T20" style:family="text">
      <style:text-properties style:text-underline-style="none" fo:font-weight="normal" officeooo:rsid="00148f6d" style:font-weight-asian="normal" style:font-weight-complex="normal"/>
    </style:style>
    <style:style style:name="T21" style:family="text">
      <style:text-properties style:text-underline-style="none" fo:font-weight="normal" officeooo:rsid="00168ae8" style:font-weight-asian="normal" style:font-weight-complex="normal"/>
    </style:style>
    <style:style style:name="T22" style:family="text">
      <style:text-properties style:text-underline-style="none" fo:font-weight="normal" officeooo:rsid="0018f070" style:font-weight-asian="normal" style:font-weight-complex="normal"/>
    </style:style>
    <style:style style:name="T23" style:family="text">
      <style:text-properties style:text-underline-style="none" fo:font-weight="normal" officeooo:rsid="0018f070" fo:background-color="#ffff00" loext:char-shading-value="0" style:font-weight-asian="normal" style:font-weight-complex="normal"/>
    </style:style>
    <style:style style:name="T24" style:family="text">
      <style:text-properties style:text-underline-style="none" fo:font-weight="normal" officeooo:rsid="0011742a" fo:background-color="#ffff00" loext:char-shading-value="0" style:font-weight-asian="normal" style:font-weight-complex="normal"/>
    </style:style>
    <style:style style:name="T25" style:family="text">
      <style:text-properties style:text-underline-style="none" fo:font-weight="bold" officeooo:rsid="0013e21a" style:font-weight-asian="bold" style:font-weight-complex="bold"/>
    </style:style>
    <style:style style:name="T26" style:family="text">
      <style:text-properties fo:font-size="13pt" style:text-underline-style="solid" style:text-underline-width="auto" style:text-underline-color="font-color" fo:font-weight="bold" officeooo:rsid="000c4cfa" style:font-size-asian="13pt" style:font-weight-asian="bold" style:font-size-complex="13pt" style:font-weight-complex="bold"/>
    </style:style>
    <style:style style:name="T27" style:family="text">
      <style:text-properties fo:font-size="13pt" style:text-underline-style="solid" style:text-underline-width="auto" style:text-underline-color="font-color" fo:font-weight="normal" officeooo:rsid="000c4cfa" style:font-size-asian="13pt" style:font-weight-asian="normal" style:font-size-complex="13pt" style:font-weight-complex="normal"/>
    </style:style>
    <style:style style:name="T28" style:family="text">
      <style:text-properties officeooo:rsid="0011742a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fo:font-weight="normal" officeooo:rsid="0011742a" style:font-style-asian="normal" style:font-weight-asian="normal" style:font-style-complex="normal" style:font-weight-complex="normal"/>
    </style:style>
    <style:style style:name="T32" style:family="text">
      <style:text-properties fo:font-weight="bold" officeooo:rsid="00169301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13e21a" style:font-weight-asian="bold" style:font-weight-complex="bold"/>
    </style:style>
    <style:style style:name="T34" style:family="text">
      <style:text-properties officeooo:rsid="00169301"/>
    </style:style>
    <style:style style:name="T35" style:family="text">
      <style:text-properties officeooo:rsid="0017dd98"/>
    </style:style>
    <style:style style:name="T36" style:family="text">
      <style:text-properties officeooo:rsid="0018f070"/>
    </style:style>
    <style:style style:name="T37" style:family="text">
      <style:text-properties style:text-line-through-style="solid" style:text-line-through-type="single" style:text-underline-style="none" fo:font-weight="normal" officeooo:rsid="0011742a" fo:background-color="#ffff00" loext:char-shading-value="0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rabalho da disciplina Laboratório de</text:p>
      <text:p text:style-name="P23">Programação VI</text:p>
      <text:p text:style-name="P11">Bruno Soares Santos (201065040A)</text:p>
      <text:p text:style-name="P11"/>
      <text:p text:style-name="P1">Nome do projeto</text:p>
      <text:p text:style-name="P16"><text:tab/><text:span text:style-name="T1">Sistema de Gerenciamento de Torneios</text:span></text:p>
      <text:p text:style-name="P12"/>
      <text:p text:style-name="P1">Motivação:</text:p>
      <text:p text:style-name="P15"/>
      <text:p text:style-name="P15"><text:tab/><text:span text:style-name="T2">O sistema a ser desenvolvido tem por motivação facilitar a criação e manutenção de torneios de tênis vis</text:span><text:span text:style-name="T9">t</text:span><text:span text:style-name="T2">ando sanar os problemas como definição de chaves (quem joga com quem), agendamento de jogos e registro de resultados.</text:span></text:p>
      <text:p text:style-name="P49"><text:span text:style-name="T2"><text:tab/></text:span></text:p>
      <text:p text:style-name="P49"><text:span text:style-name="T2">A principio este aplicativo será </text:span><text:span text:style-name="T3">disponibilizado de forma gratuita, e deverá ser testado no </text:span><text:span text:style-name="T10">C</text:span><text:span text:style-name="T3">lube do </text:span><text:span text:style-name="T10">P</text:span><text:span text:style-name="T3">apo, onde há aproximadamente 80 tenistas ativos e atualmente já conta com um sistema (não automático) de ranking onde foi verificada a dificuldade de se marcar jogos e geração de novas rodadas. </text:span><text:span text:style-name="T10">(o sistema gerencia torneios ou rank)</text:span></text:p>
      <text:p text:style-name="P15"><text:span text:style-name="T8"/></text:p>
      <text:p text:style-name="P15"><text:span text:style-name="T3"><text:tab/>Existe ainda a possibilidade, com a popularização do software, </text:span><text:span text:style-name="T4">de venda de espaço de publicidade gerando lucro.</text:span></text:p>
      <text:p text:style-name="P4"/>
      <text:p text:style-name="P2">Descrição das <text:span text:style-name="T1">funcionalidades:</text:span></text:p>
      <text:p text:style-name="P20"/>
      <text:p text:style-name="P24"><text:span text:style-name="T29">Usuário não cadastrado:</text:span><text:span text:style-name="T30"> </text:span><text:span text:style-name="T31">Funcionalidades disponíveis a todos.</text:span></text:p>
      <text:p text:style-name="P24"><text:span text:style-name="T31"/></text:p>
      <text:p text:style-name="P9">Cadastro:<text:span text:style-name="T16"> </text:span><text:span text:style-name="T18">Qualquer pessoa </text:span><text:span text:style-name="T23">(sócio do clube, pendente de aprovação...)</text:span><text:span text:style-name="T22"> </text:span><text:span text:style-name="T18">poderá requisitar o registro no aplicativo, para isso deverá preencher um formulário contendo:</text:span></text:p>
      <text:list xml:id="list8334662467340712795" text:style-name="L1">
        <text:list-item>
          <text:p text:style-name="P34">Nome</text:p>
        </text:list-item>
        <text:list-item>
          <text:p text:style-name="P34">Senha</text:p>
        </text:list-item>
        <text:list-item>
          <text:p text:style-name="P34">Contato (Telefone, e-mail)</text:p>
        </text:list-item>
        <text:list-item>
          <text:p text:style-name="P34">Disponibilidade de horários</text:p>
          <text:p text:style-name="P29"/>
        </text:list-item>
      </text:list>
      <text:p text:style-name="P5">Visualização de informações sobre o clube/aplicativo:<text:span text:style-name="T16"> </text:span><text:span text:style-name="T18">O site deve conter informações sobre como se associar </text:span><text:span text:style-name="T24">ao</text:span><text:span text:style-name="T23">(s)</text:span><text:span text:style-name="T24"> clube</text:span><text:span text:style-name="T23">(s) </text:span><text:span text:style-name="T37">/aos</text:span><text:span text:style-name="T18"> clubes participantes e contato com a administração do aplicativo para se adquirir acesso a aplicação.</text:span></text:p>
      <text:p text:style-name="P26"/>
      <text:p text:style-name="P27"><text:span text:style-name="T11">Usuário comum</text:span><text:span text:style-name="T5">:</text:span><text:span text:style-name="T17"> </text:span><text:span text:style-name="T18">Funcionalidades disponíveis aos usuários com conta registrada.</text:span></text:p>
      <text:p text:style-name="P27"><text:span text:style-name="T18"/></text:p>
      <text:p text:style-name="P31">Inscrição <text:span text:style-name="T28">em</text:span> torneio<text:span text:style-name="T28">s</text:span>:<text:span text:style-name="T16"> </text:span><text:span text:style-name="T20">Poderá requisitar inscrição em todos os torneios ativos, não sendo garantida caso haja algum critério escolhido pelo administrador.</text:span></text:p>
      <text:p text:style-name="P38">(inscrição mediante pagamento de taxa ou de acordo com a classe.</text:p>
      <text:p text:style-name="P38">Ex: O administrador poderá vetar um jogador de se inscrever em uma classe abaixo do seu nível de jogo).</text:p>
      <text:p text:style-name="P32"/>
      <text:p text:style-name="P33">Inscrição <text:span text:style-name="T28">em</text:span> torneio<text:span text:style-name="T28">s</text:span>:<text:span text:style-name="T16"> </text:span><text:span text:style-name="T20">Poderá requisitar inscrição em </text:span><text:span text:style-name="T22">qualquer</text:span><text:span text:style-name="T20"> torneio </text:span><text:span text:style-name="T22">cuja inscrição esteja aberta.</text:span><text:span text:style-name="T20"> </text:span><text:span text:style-name="T22">A inscrição fica pendente de confirmação pelo administrador do torneio pois podem haver taxas ou critérios específicos de admissão para cada torneio.</text:span></text:p>
      <text:p text:style-name="P39">Ex: O administrador poderá vetar um jogador de se inscrever em uma classe abaixo <text:span text:style-name="T36">ou acima</text:span> do seu nível de jogo.</text:p>
      <text:p text:style-name="P33"/>
      <text:p text:style-name="P5"><text:soft-page-break/></text:p>
      <text:p text:style-name="P7">Registro de resultados:<text:span text:style-name="T15"> </text:span><text:span text:style-name="T19">O jogador poderá registrar os resultados de qualquer jogo que estiver participando ou contestar o resultado enviado por outro jogador, caso em que um administrador será acionado para consertar/verificar o resultado.</text:span></text:p>
      <text:p text:style-name="P7"/>
      <text:p text:style-name="P6">Visualização de informações:<text:span text:style-name="T16"> </text:span><text:span text:style-name="T19">Um jogador poderá ter acesso aos dados de outros jogadores caso queira marcar algum amistoso.</text:span></text:p>
      <text:p text:style-name="P21"/>
      <text:p text:style-name="P21"><text:span text:style-name="T33">Alteração de dados</text:span><text:span text:style-name="T25">: </text:span><text:span text:style-name="T19">O jogador poderá alterar suas informações de contato e sua disponibilidade de horários. Caso esteja em algum torneio deverá manter os horários atualizados para marcação de jogos.</text:span></text:p>
      <text:p text:style-name="P51"/>
      <text:p text:style-name="P21"><text:span text:style-name="T26">Usuário administrador</text:span><text:span text:style-name="T27">:</text:span><text:span text:style-name="T12">Poderá, além de todas as funcionalidades disponíveis aos usuários comuns, criar um novo torneio, aceitar novos cadastros e enviar mensagens coletivas com informações sobre novidades no clube. Serão adicionados manualmente no sistema. </text:span><text:span text:style-name="T13">(manualmente!?!? <text:s/>durante a instalação?)</text:span></text:p>
      <text:p text:style-name="P13"/>
      <text:p text:style-name="P30">Criação de um novo torneio:<text:span text:style-name="T15"> </text:span></text:p>
      <text:p text:style-name="P30"/>
      <text:p text:style-name="P43">A duração dos jogos poderá ser diferente entre os tornieos (1 set, 2 sets com tie-break, melhor de 3 sets, etc).</text:p>
      <text:p text:style-name="P30"/>
      <text:p text:style-name="P30"><text:span text:style-name="T21">O sistema oferecerá diversas opções de torneios</text:span></text:p>
      <text:p text:style-name="P14"><text:tab/></text:p>
      <text:p text:style-name="P14"><text:span text:style-name="T32">Formato do torneio:</text:span><text:span text:style-name="T34"> O sistema poderá oferecer formas diferentes de torneio.(Ex: eliminatória simples, fase de grupos, todos contra todos).</text:span></text:p>
      <text:p text:style-name="P14"/>
      <text:p text:style-name="P43">Definir melhor o que é eliminatória Simples, grupos, todos contra todos (um item para cada um). Acho que isso deveria vir primeiro que tudo, depois abordando-se detalhes mais específicos.</text:p>
      <text:p text:style-name="P45"/>
      <text:p text:style-name="P37">Incluir algo</text:p>
      <text:p text:style-name="P14"/>
      <text:p text:style-name="P14"><text:tab/><text:span text:style-name="T32">Duração: </text:span></text:p>
      <text:list xml:id="list1571284780644588922" text:style-name="L2">
        <text:list-item>
          <text:p text:style-name="P40">Torneio longo: Serão marcados jogos de acordo <text:span text:style-name="T35">com a disponibilidade dos jogadores, casos em que não há coincidência de horário entre jogadores eles serão informados e marcarão o jogo quando possível.</text:span></text:p>
        </text:list-item>
        <text:list-item>
          <text:p text:style-name="P42">Torneio Longo: A prioridade na marcação dos jogos será para a disponibilidade dos tenistas. Não haverá reserva de quadras no clube e os tenistas ficam livres para reagendar os jogos até uma data limite, caso seja conveniente para os participantes.</text:p>
          <text:p text:style-name="P35"><text:s/></text:p>
        </text:list-item>
        <text:list-item>
          <text:p text:style-name="P41">Torneio agendado: Terá um número de quadras disponíveis e será realizado em um tempo determinado, o sistema decidirá caso a disponibilidade de um jogador for insuficiente para participar (Ex: jogador solicita inscrição em torneio que acontecerá em 2 fins de semana porém não possui disponibilidade aos sábado). O sistema agendará os jogos.</text:p>
        </text:list-item>
        <text:list-item>
          <text:p text:style-name="P42">Torneio Agendado: A prioridade para marcação dos jogos será a data prevista para o torneio. Serão reservadas quadras no clube para realização do torneio e a disponibilidade para jogar na data prevista será critério para validação da inscrição do tenista.</text:p>
        </text:list-item>
      </text:list>
      <text:p text:style-name="P47"/>
      <text:p text:style-name="P17"><text:span text:style-name="T14">Torneio individual:</text:span><text:span text:style-name="T6"> O sistema deverá balancear as chaves de maneira que os melhores jogado</text:span><text:span text:style-name="T7">res se encontrem apenas nas etapas finais do torneio</text:span><text:span text:style-name="T6">.</text:span></text:p>
      <text:p text:style-name="P17"><text:soft-page-break/></text:p>
      <text:p text:style-name="P50"><text:span text:style-name="T14">Torneios de equipe: </text:span><text:span text:style-name="T7">O administrador deverá informar quais as pontuações válidas (quantos sets serão jogados).</text:span></text:p>
      <text:list xml:id="list1121695531286021630" text:style-name="L3">
        <text:list-item>
          <text:p text:style-name="P46">Equipes direcionadas: O sistema poderá gerar equipes balanceadas.</text:p>
        </text:list-item>
        <text:list-item>
          <text:p text:style-name="P46">Equipes formadas: Os jogos serão montados de forma aleatória, <text:span text:style-name="T34">cabendo aos organizadores garantirem o equilíbrio entre as equipes</text:span>. </text:p>
        </text:list-item>
        <text:list-item>
          <text:p text:style-name="P44">ISSO É UM TIPO DE TORNEIO, DEVERIA VIR LÁ EM CIMA</text:p>
        </text:list-item>
      </text:list>
      <text:p text:style-name="P8"/>
      <text:p text:style-name="P8"/>
      <text:p text:style-name="P5">Inclusão/Exclusão de jogadores:</text:p>
      <text:p text:style-name="P5"/>
      <text:p text:style-name="P10">Definição de nível do jogador:</text:p>
      <text:p text:style-name="P25"/>
      <text:p text:style-name="P22">Confirmação de inscrições:</text:p>
      <text:p text:style-name="P18"/>
      <text:p text:style-name="P7">Outras <text:span text:style-name="T28">secundarias</text:span>:</text:p>
      <text:p text:style-name="P18"><text:tab/>Sistema de sugestões/votações:</text:p>
      <text:p text:style-name="P19"><text:tab/>Eventos externos:</text:p>
      <text:p text:style-name="P19"/>
      <text:p text:style-name="P3">Etapas do projeto: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21:09:18.454403826</meta:creation-date>
    <dc:date>2015-12-17T10:17:25.390785516</dc:date>
    <meta:editing-duration>PT3H32M31S</meta:editing-duration>
    <meta:editing-cycles>13</meta:editing-cycles>
    <meta:generator>LibreOffice/4.2.8.2$Linux_X86_64 LibreOffice_project/420m0$Build-2</meta:generator>
    <meta:print-date>2015-12-16T22:27:36.227445548</meta:print-date>
    <meta:document-statistic meta:table-count="0" meta:image-count="0" meta:object-count="0" meta:page-count="3" meta:paragraph-count="54" meta:word-count="790" meta:character-count="5229" meta:non-whitespace-character-count="4489"/>
  </office:meta>
</office:document-meta>
</file>